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Standard">
      <style:paragraph-properties fo:margin-top="0in" fo:margin-bottom="0.0835in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5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6" style:family="paragraph" style:parent-style-name="Standard">
      <style:paragraph-properties fo:margin-top="0in" fo:margin-bottom="0.0835in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7" style:family="paragraph" style:parent-style-name="Standard">
      <style:text-properties style:font-name="Arial" fo:font-size="11pt" fo:language="ca" fo:country="ES" style:font-size-asian="11pt" style:font-name-complex="Arial"/>
    </style:style>
    <style:style style:name="P8" style:family="paragraph" style:parent-style-name="Footer">
      <style:text-properties style:rfc-language-tag="es-ES-u-co-trad" fo:language="es" fo:country="ES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Standard">
      <style:text-properties officeooo:paragraph-rsid="0010a3c2"/>
    </style:style>
    <style:style style:name="P11" style:family="paragraph" style:parent-style-name="Standard">
      <loext:graphic-properties draw:fill="none"/>
      <style:paragraph-properties fo:margin-left="0.1965in" fo:margin-right="0in" fo:orphans="2" fo:widows="2" fo:text-indent="0in" style:auto-text-indent="false" fo:background-color="transparent" style:writing-mode="lr-tb"/>
      <style:text-properties officeooo:paragraph-rsid="0010a3c2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orphans="2" fo:widows="2" fo:text-indent="0in" style:auto-text-indent="false" style:page-number="auto" fo:background-color="transparent" style:writing-mode="lr-tb"/>
      <style:text-properties officeooo:paragraph-rsid="0010a3c2"/>
    </style:style>
    <style:style style:name="P13" style:family="paragraph" style:parent-style-name="Heading_20_7">
      <style:paragraph-properties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10a3c2"/>
    </style:style>
    <style:style style:name="P14" style:family="paragraph" style:parent-style-name="Heading_20_7" style:master-page-name="Standard">
      <style:paragraph-properties style:page-number="auto"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10a3c2"/>
    </style:style>
    <style:style style:name="P15" style:family="paragraph" style:parent-style-name="Standard" style:list-style-name="L1">
      <style:paragraph-properties fo:margin-top="0in" fo:margin-bottom="0.0835in" style:contextual-spacing="false" fo:text-align="justify" style:justify-single-word="false"/>
      <style:text-properties fo:language="ca" fo:country="ES" officeooo:paragraph-rsid="0010a3c2"/>
    </style:style>
    <style:style style:name="P16" style:family="paragraph" style:parent-style-name="Standard" style:list-style-name="L4">
      <style:text-properties officeooo:paragraph-rsid="0010a3c2"/>
    </style:style>
    <style:style style:name="P17" style:family="paragraph" style:parent-style-name="Text_20_body" style:list-style-name="L1">
      <style:text-properties officeooo:paragraph-rsid="0010a3c2"/>
    </style:style>
    <style:style style:name="P18" style:family="paragraph" style:parent-style-name="Text_20_body" style:list-style-name="L1">
      <style:text-properties fo:language="ca" fo:country="ES" officeooo:paragraph-rsid="0010a3c2"/>
    </style:style>
    <style:style style:name="P19" style:family="paragraph" style:parent-style-name="Text_20_body" style:list-style-name="L2">
      <style:paragraph-properties fo:margin-top="0.1929in" fo:margin-bottom="0.1929in" style:contextual-spacing="true"/>
      <style:text-properties fo:language="ca" fo:country="ES" officeooo:paragraph-rsid="0010a3c2"/>
    </style:style>
    <style:style style:name="P20" style:family="paragraph" style:parent-style-name="Text_20_body" style:list-style-name="L3">
      <style:paragraph-properties fo:margin-top="0.1929in" fo:margin-bottom="0.1929in" style:contextual-spacing="true"/>
      <style:text-properties fo:language="ca" fo:country="ES" officeooo:paragraph-rsid="0010a3c2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font-weight="bold" officeooo:rsid="0018b5a9" style:font-size-asian="11pt" style:font-weight-asian="bold" style:font-weight-complex="bold"/>
    </style:style>
    <style:style style:name="T9" style:family="text">
      <style:text-properties fo:language="ca" fo:country="ES"/>
    </style:style>
    <style:style style:name="T10" style:family="text">
      <style:text-properties fo:language="ca" fo:country="ES" officeooo:rsid="0010a3c2"/>
    </style:style>
    <style:style style:name="T11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4" style:family="text">
      <style:text-properties officeooo:rsid="0010a3c2"/>
    </style:style>
    <style:style style:name="T15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7"><text:span text:style-name="T7">EXERCICIS D</text:span><text:span text:style-name="T11">E DIAGRAMES DE FLUX</text:span><text:span text:style-name="T12">: ESTRUCTURES </text:span><text:span text:style-name="T13">ITERATIVES</text:span></text:h>
      <text:list xml:id="list237446381" text:style-name="L4">
        <text:list-header>
          <text:p text:style-name="P16"/>
        </text:list-header>
        <text:list-item>
          <text:p text:style-name="P16">Dibuixa un ordinograma d'un programa que mostri per pantalla els 20 primers números naturals (1, 2, 3,…., 20). <text:s text:c="2"/></text:p>
        </text:list-item>
        <text:list-item>
          <text:p text:style-name="P16">Dibuixa un ordinograma d'un programa que mostri els números parells compresos entre l'1 i el 200. Per fer-ho utilitza un comptador i suma de 2 en 2.</text:p>
        </text:list-item>
        <text:list-item>
          <text:p text:style-name="P16">Dibuixa un ordinograma d'un programa que mostri els números parells compresos entre l'1 i el 200. Aquest cop utilitza un comptador sumant d'1 en 1.</text:p>
        </text:list-item>
        <text:list-item>
          <text:p text:style-name="P16"><text:s/>Dibuixa un ordinograma d'un programa que mostri els números des de l'1 fins a un número N que s'introduirà per teclat.</text:p>
        </text:list-item>
        <text:list-item>
          <text:p text:style-name="P16">Dibuixa un ordinograma d'un programa que llegeixi un nombre positiu N i calculeu i visualitzeu el vostre factorial N! Sent el factorial:</text:p>
        </text:list-item>
      </text:list>
      <text:p text:style-name="P12"><text:s text:c="11"/>0! = 1</text:p>
      <text:p text:style-name="P11"><text:s text:c="11"/>1! = 1</text:p>
      <text:p text:style-name="P11"><text:s text:c="11"/>2! = 2*1</text:p>
      <text:p text:style-name="P11"><text:s text:c="11"/>3! = 3 * 2* 1</text:p>
      <text:p text:style-name="P11"><text:s text:c="11"/>N! = N * (N-1) * (N-2) * … * 1</text:p>
      <text:list xml:id="list110318049618033" text:continue-numbering="true" text:style-name="L4">
        <text:list-item>
          <text:p text:style-name="P16">Dibuixa un ordinograma d'un programa que llegeixi 100 números no nuls i després mostri un missatge de si heu llegit algun número negatiu o no.</text:p>
        </text:list-item>
        <text:list-item>
          <text:p text:style-name="P16"><text:s/>Dibuixa un ordinograma d'un programa que llegeixi 100 números no nuls i després mostri un missatge indicant quants són positius i quants negatius.</text:p>
        </text:list-item>
        <text:list-item>
          <text:p text:style-name="P16"><text:s/>Dibuixa un ordinograma d'un programa que llegeixi una seqüència de nombres no nuls fins que s'introdueixi un 0, i després mostri si heu llegit algun nombre negatiu, quants positius i quants negatius.</text:p>
        </text:list-item>
        <text:list-item>
          <text:p text:style-name="P16"><text:s/>Dibuixa un ordinograma d'un programa que calcula i escriu la suma i el producte dels primers 10 nombres naturals.</text:p>
        </text:list-item>
        <text:list-item>
          <text:p text:style-name="P16">Dibuixa un ordinograma d'un programa que llegeix una seqüència de notes (amb valors de 0 a 10) que acaba amb el valor -1 i ens diu si hi va haver o no alguna nota amb valor 10. <text:s text:c="3"/></text:p>
        </text:list-item>
        <text:list-item>
          <text:p text:style-name="P16">Dibuixa un ordinograma d'un programa que suma independentment els parells i els imparells dels números compresos entre 100 i 200, i després mostra per pantalla les dues sumes.</text:p>
        </text:list-item>
        <text:list-item>
          <text:p text:style-name="P16">Dibuixa un ordinograma d'un programa que calculi el valor A elevat a B (A^B) sense fer ús de l'operador de potència (^), i A i B són valors introduïts per teclat, i després mostri el resultat per pantalla. <text:s text:c="3"/></text:p>
        </text:list-item>
        <text:list-item>
          <text:p text:style-name="P16"><text:s/>Dibuixa un ordinograma d'un p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p>
        </text:list-item>
        <text:list-item>
          <text:p text:style-name="P16">Dibuixa un ordinograma d'un p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p>
        </text:list-item>
      </text:list>
      <text:p text:style-name="P10"/>
      <text:p text:style-name="P10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0.6693in" fo:margin-right="0in" fo:margin-top="0in" fo:margin-bottom="0.0835in" style:contextual-spacing="false" fo:text-align="justify" style:justify-single-word="false" fo:text-indent="0in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in" fo:margin-bottom="0.1665in" style:contextual-spacing="false" fo:break-before="page" fo:padding-left="0.0555in" fo:padding-right="0.0555in" fo:padding-top="0.0138in" fo:padding-bottom="0.0138in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in" fo:margin-bottom="0.0835in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>
          <style:tab-stop style:position="1.1252in"/>
          <style:tab-stop style:position="1.233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248in" fo:margin-right="0in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" style:family="paragraph" style:default-outline-level="">
      <style:paragraph-properties fo:margin-top="0.0362in" fo:margin-bottom="0in" style:contextual-spacing="false" fo:line-height="100%" fo:text-align="justify" style:justify-single-word="false" fo:orphans="0" fo:widows="0" style:writing-mode="lr-tb">
        <style:tab-stops>
          <style:tab-stop style:position="0.3264in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2in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756in" fo:margin-left="0.2756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299in" fo:text-indent="-0.3799in" fo:margin-left="0.6299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661in" fo:margin-left="0.8661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4862in" fo:text-indent="-0.2362in" fo:margin-left="0.4862in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6.0028in" fo:margin-left="-0.0486in" table:align="left" style:writing-mode="lr-tb"/>
    </style:style>
    <style:style style:name="Tabla9.A" style:family="table-column">
      <style:table-column-properties style:column-width="4.9236in"/>
    </style:style>
    <style:style style:name="Tabla9.B" style:family="table-column">
      <style:table-column-properties style:column-width="1.0792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189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689in" fo:margin-left="0in" fo:margin-right="0in" fo:margin-top="0.4291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ció</dc:title>
    <dc:subject/>
    <meta:keyword/>
    <dc:description/>
    <meta:initial-creator>user</meta:initial-creator>
    <meta:creation-date>2007-09-20T23:52:00</meta:creation-date>
    <dc:date>2022-10-03T11:03:17.919788120</dc:date>
    <meta:print-date>2007-03-19T14:04:00</meta:print-date>
    <meta:editing-cycles>45</meta:editing-cycles>
    <meta:editing-duration>PT5H15M22S</meta:editing-duration>
    <meta:generator>LibreOffice/7.4.1.2$Linux_X86_64 LibreOffice_project/40$Build-2</meta:generator>
    <meta:document-statistic meta:table-count="1" meta:image-count="0" meta:object-count="0" meta:page-count="1" meta:paragraph-count="22" meta:word-count="520" meta:character-count="2956" meta:non-whitespace-character-count="2397"/>
  </office:meta>
</office:document-meta>
</file>